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434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0" table:style-name="ta1">
        <table:table-column table:style-name="co1" table:default-cell-style-name="ce2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1">
            <text:p>impresiones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3">
            <text:p>0001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3">
            <text:p>0002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3">
            <text:p>0003</text:p>
          </table:table-cell>
          <table:table-cell office:value-type="float" office:value="2" table:style-name="ce1">
            <text:p>2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3">
            <text:p>0004</text:p>
          </table:table-cell>
          <table:table-cell office:value-type="float" office:value="3" table:style-name="ce1">
            <text:p>3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3">
            <text:p>0005</text:p>
          </table:table-cell>
          <table:table-cell table:number-columns-repeated="2" table:style-name="ce1"/>
          <table:table-cell table:style-name="ce4"/>
          <table:table-cell table:number-columns-repeated="16380"/>
        </table:table-row>
        <table:table-row table:style-name="ro1">
          <table:table-cell office:value-type="float" office:value="6" table:style-name="ce3">
            <text:p>0006</text:p>
          </table:table-cell>
          <table:table-cell office:value-type="float" office:value="26" table:formula="of:=RANDBETWEEN(0;30)" table:style-name="ce1">
            <text:p>26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3">
            <text:p>0007</text:p>
          </table:table-cell>
          <table:table-cell office:value-type="float" office:value="55" table:formula="of:=RANDBETWEEN(0;60)" table:style-name="ce1">
            <text:p>55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3">
            <text:p>0008</text:p>
          </table:table-cell>
          <table:table-cell office:value-type="float" office:value="9" table:formula="of:=RANDBETWEEN(0;60)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3">
            <text:p>0009</text:p>
          </table:table-cell>
          <table:table-cell office:value-type="float" office:value="8" table:formula="of:=RANDBETWEEN(0;60)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3">
            <text:p>0010</text:p>
          </table:table-cell>
          <table:table-cell office:value-type="float" office:value="7" table:formula="of:=RANDBETWEEN(0;60)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3">
            <text:p>0011</text:p>
          </table:table-cell>
          <table:table-cell office:value-type="float" office:value="7" table:formula="of:=RANDBETWEEN(0;60)" table:style-name="ce1">
            <text:p>7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3">
            <text:p>0012</text:p>
          </table:table-cell>
          <table:table-cell office:value-type="float" office:value="35" table:formula="of:=RANDBETWEEN(0;60)" table:style-name="ce1">
            <text:p>35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3">
            <text:p>0013</text:p>
          </table:table-cell>
          <table:table-cell office:value-type="float" office:value="46" table:formula="of:=RANDBETWEEN(0;60)" table:style-name="ce1">
            <text:p>46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3">
            <text:p>0014</text:p>
          </table:table-cell>
          <table:table-cell office:value-type="float" office:value="53" table:formula="of:=RANDBETWEEN(0;60)" table:style-name="ce1">
            <text:p>53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3">
            <text:p>0015</text:p>
          </table:table-cell>
          <table:table-cell office:value-type="float" office:value="36" table:formula="of:=RANDBETWEEN(0;60)" table:style-name="ce1">
            <text:p>36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3">
            <text:p>0016</text:p>
          </table:table-cell>
          <table:table-cell office:value-type="float" office:value="4" table:formula="of:=RANDBETWEEN(0;60)" table:style-name="ce1">
            <text:p>4</text:p>
          </table:table-cell>
          <table:table-cell table:number-columns-repeated="16382"/>
        </table:table-row>
        <table:table-row table:style-name="ro1">
          <table:table-cell office:value-type="float" office:value="17" table:style-name="ce3">
            <text:p>0017</text:p>
          </table:table-cell>
          <table:table-cell office:value-type="float" office:value="11" table:formula="of:=RANDBETWEEN(0;60)" table:style-name="ce1">
            <text:p>11</text:p>
          </table:table-cell>
          <table:table-cell table:number-columns-repeated="16382"/>
        </table:table-row>
        <table:table-row table:style-name="ro1">
          <table:table-cell office:value-type="float" office:value="18" table:style-name="ce3">
            <text:p>0018</text:p>
          </table:table-cell>
          <table:table-cell office:value-type="float" office:value="52" table:formula="of:=RANDBETWEEN(0;60)" table:style-name="ce1">
            <text:p>52</text:p>
          </table:table-cell>
          <table:table-cell table:number-columns-repeated="16382"/>
        </table:table-row>
        <table:table-row table:style-name="ro1">
          <table:table-cell office:value-type="float" office:value="19" table:style-name="ce3">
            <text:p>0019</text:p>
          </table:table-cell>
          <table:table-cell office:value-type="float" office:value="45" table:formula="of:=RANDBETWEEN(0;60)" table:style-name="ce1">
            <text:p>45</text:p>
          </table:table-cell>
          <table:table-cell table:number-columns-repeated="16382"/>
        </table:table-row>
        <table:table-row table:style-name="ro1">
          <table:table-cell office:value-type="float" office:value="20" table:style-name="ce3">
            <text:p>0020</text:p>
          </table:table-cell>
          <table:table-cell office:value-type="float" office:value="27" table:formula="of:=RANDBETWEEN(0;60)" table:style-name="ce1">
            <text:p>27</text:p>
          </table:table-cell>
          <table:table-cell table:number-columns-repeated="16382"/>
        </table:table-row>
        <table:table-row table:number-rows-repeated="460" table:style-name="ro1">
          <table:table-cell table:number-columns-repeated="16384" table:style-name="ce1"/>
        </table:table-row>
        <table:table-row table:number-rows-repeated="10480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4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DANGELO MEDINA</meta:initial-creator>
    <dc:creator>DANGELO MEDINA</dc:creator>
    <meta:creation-date>2019-10-13T14:57:45Z</meta:creation-date>
    <dc:date>2019-11-12T00:00:11Z</dc:date>
  </office:meta>
</office:document-meta>
</file>